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office:annotation>
              <text:p>http://purl.org/linked-data/sdmx/2009/dimension#refArea=http://www.gemeentegeschiedenis.nl/amco/11170</text:p>
            </office:annotation>
          </table:table-cell>
          <table:covered-table-cell table:style-name="ce32"/>
          <table:table-cell ns41:value-type="string" table:number-rows-spanned="4" table:style-name="ce38" table:number-columns-spanned="1" office:value-type="string">
            <text:p>Bewoonde schepen</text:p>
            <office:annotation>
              <text:p>http://lod.cedar-project.nl/vocab/cedar#houseType=http://lod.cedar-project.nl/vocab/cedar#house-BewoondeSchepen</text:p>
            </office:annotation>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office:annotation>
              <text:p>http://lod.cedar-project.nl/vocab/cedar#houseType=http://lod.cedar-project.nl/vocab/cedar#house-BewoondeHuizen</text:p>
            </office:annotation>
          </table:table-cell>
          <table:table-cell ns41:value-type="string" table:number-rows-spanned="2" table:style-name="ce33" table:number-columns-spanned="1" office:value-type="string">
            <text:p>Onbewoonde</text:p>
            <office:annotation>
              <text:p>http://lod.cedar-project.nl/vocab/cedar#houseType=http://lod.cedar-project.nl/vocab/cedar#house-OnbewoondeHuizen</text:p>
            </office:annotation>
          </table:table-cell>
          <table:covered-table-cell table:style-name="ce39" table:number-columns-repeated="2"/>
          <table:table-cell ns41:value-type="string" table:number-rows-spanned="2" table:style-name="ce33"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2" table:style-name="ce33"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office:annotation>
              <text:p>http://lod.cedar-project.nl/vocab/cedar#MaritalStatus=http://lod.cedar-project.nl/vocab/cedar-MaritalStatus#single</text:p>
            </office:annotation>
            <office:annotation>
              <text:p>http://lod.cedar-project.nl/vocab/cedar#MaritalStatus=http://lod.cedar-project.nl/vocab/cedar-MaritalStatus#single</text:p>
            </office:annotation>
          </table:table-cell>
          <table:table-cell ns41:value-type="string" table:style-name="ce43" table:number-columns-repeated="2" office:value-type="string">
            <text:p>Gehuwd</text:p>
            <office:annotation>
              <text:p>http://lod.cedar-project.nl/vocab/cedar#MaritalStatus=http://lod.cedar-project.nl/vocab/cedar-MaritalStatus#married</text:p>
            </office:annotation>
            <office:annotation>
              <text:p>http://lod.cedar-project.nl/vocab/cedar#MaritalStatus=http://lod.cedar-project.nl/vocab/cedar-MaritalStatus#married</text:p>
            </office:annotation>
          </table:table-cell>
          <table:table-cell ns41:value-type="string" table:number-rows-spanned="2" table:style-name="ce33" table:number-columns-spanned="1" office:value-type="string">
            <text:p>Weduwnaars</text:p>
            <office:annotation>
              <text:p>http://lod.cedar-project.nl/vocab/cedar#MaritalStatus=http://lod.cedar-project.nl/vocab/cedar-MaritalStatus#widow</text:p>
            </office:annotation>
          </table:table-cell>
          <table:table-cell ns41:value-type="string" table:number-rows-spanned="2" table:style-name="ce33" table:number-columns-spanned="1" office:value-type="string">
            <text:p>Weduwen</text:p>
            <office:annotation>
              <text:p>http://lod.cedar-project.nl/vocab/cedar#MaritalStatus=http://lod.cedar-project.nl/vocab/cedar-MaritalStatus#widow</text:p>
            </office:annotation>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covered-table-cell table:style-name="ce44" table:number-columns-repeated="2"/>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9" office:value-type="string">
            <text:p>V.</text:p>
            <office:annotation>
              <text:p>http://purl.org/linked-data/sdmx/2009/dimension#sex=http://purl.org/linked-data/sdmx/2009/code#sex-F</text:p>
            </office:annotation>
          </table:table-cell>
          <table:table-cell table:style-name="ce2" table:number-columns-repeated="946"/>
        </table:table-row>
        <table:table-row table:style-name="ro2">
          <table:table-cell table:style-name="ce2" table:number-columns-repeated="1024"/>
        </table:table-row>
        <table:table-row table:style-name="ro3">
          <table:table-cell ns41:value-type="string" table:style-name="ce6" office:value-type="string">
            <text:p>STEDEN.</text:p>
          </table:table-cell>
          <table:table-cell ns41:value-type="string" table:style-name="ce14" office:value-type="string">
            <text:p>UTRECHT.</text:p>
            <office:annotation>
              <text:p>http://purl.org/linked-data/sdmx/2009/dimension#refArea=http://www.gemeentegeschiedenis.nl/amco/10722</text:p>
            </office:annotation>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PROOSTDIJ EN AASDOM.</text:p>
            <office:annotation>
              <text:p>http://purl.org/linked-data/sdmx/2009/dimension#refArea=http://www.gemeentegeschiedenis.nl/amco/10712</text:p>
            </office:annotation>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HOVEN.</text:p>
            <office:annotation>
              <text:p>http://purl.org/linked-data/sdmx/2009/dimension#refArea=http://www.gemeentegeschiedenis.nl/amco/10141</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ENSCHOP.</text:p>
            <office:annotation>
              <text:p>http://purl.org/linked-data/sdmx/2009/dimension#refArea=http://www.gemeentegeschiedenis.nl/amco/11330</text:p>
            </office:annotation>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NIK.</text:p>
            <office:annotation>
              <text:p>http://purl.org/linked-data/sdmx/2009/dimension#refArea=http://www.gemeentegeschiedenis.nl/amco/10820</text:p>
            </office:annotation>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ABAUW.</text:p>
            <office:annotation>
              <text:p>http://purl.org/linked-data/sdmx/2009/dimension#refArea=http://www.gemeentegeschiedenis.nl/amco/11275</text:p>
            </office:annotation>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ARTHUIZEN.</text:p>
            <office:annotation>
              <text:p>http://purl.org/linked-data/sdmx/2009/dimension#refArea=http://www.gemeentegeschiedenis.nl/amco/11168</text:p>
            </office:annotation>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OORN.</text:p>
            <office:annotation>
              <text:p>http://purl.org/linked-data/sdmx/2009/dimension#refArea=http://www.gemeentegeschiedenis.nl/amco/10213</text:p>
            </office:annotation>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GERVERSKOP.</text:p>
            <office:annotation>
              <text:p>http://purl.org/linked-data/sdmx/2009/dimension#refArea=http://www.gemeentegeschiedenis.nl/amco/11336</text:p>
            </office:annotation>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 GRAVESLOOT.</text:p>
            <office:annotation>
              <text:p>http://purl.org/linked-data/sdmx/2009/dimension#refArea=http://www.gemeentegeschiedenis.nl/amco/10882</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MIJZIJDE.</text:p>
            <office:annotation>
              <text:p>http://purl.org/linked-data/sdmx/2009/dimension#refArea=http://www.gemeentegeschiedenis.nl/amco/10555</text:p>
            </office:annotation>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USDEN.</text:p>
            <office:annotation>
              <text:p>http://purl.org/linked-data/sdmx/2009/dimension#refArea=http://www.gemeentegeschiedenis.nl/amco/10978</text:p>
            </office:annotation>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BROEK.</text:p>
            <office:annotation>
              <text:p>http://purl.org/linked-data/sdmx/2009/dimension#refArea=http://www.gemeentegeschiedenis.nl/amco/10171</text:p>
            </office:annotation>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NIGTEVECHT.</text:p>
            <office:annotation>
              <text:p>http://purl.org/linked-data/sdmx/2009/dimension#refArea=http://www.gemeentegeschiedenis.nl/amco/10160</text:p>
            </office:annotation>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DIJK.</text:p>
            <office:annotation>
              <text:p>http://purl.org/linked-data/sdmx/2009/dimension#refArea=http://www.gemeentegeschiedenis.nl/amco/11003</text:p>
            </office:annotation>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EN RHIJN.</text:p>
            <office:annotation>
              <text:p>http://purl.org/linked-data/sdmx/2009/dimension#refArea=http://www.gemeentegeschiedenis.nl/amco/10114</text:p>
            </office:annotation>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NOOR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ZUI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RTENGEN.</text:p>
            <office:annotation>
              <text:p>http://purl.org/linked-data/sdmx/2009/dimension#refArea=http://www.gemeentegeschiedenis.nl/amco/10016</text:p>
            </office:annotation>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SENBURG.</text:p>
            <office:annotation>
              <text:p>http://purl.org/linked-data/sdmx/2009/dimension#refArea=http://www.gemeentegeschiedenis.nl/amco/10613</text:p>
            </office:annotation>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ONAUWEN.</text:p>
            <office:annotation>
              <text:p>http://purl.org/linked-data/sdmx/2009/dimension#refArea=http://www.gemeentegeschiedenis.nl/amco/11098</text:p>
            </office:annotation>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ERKENBURG.</text:p>
            <office:annotation>
              <text:p>http://purl.org/linked-data/sdmx/2009/dimension#refArea=http://www.gemeentegeschiedenis.nl/amco/10697</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ECKOP.</text:p>
            <office:annotation>
              <text:p>http://purl.org/linked-data/sdmx/2009/dimension#refArea=http://www.gemeentegeschiedenis.nl/amco/10499</text:p>
            </office:annotation>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IENHOVEN.</text:p>
            <office:annotation>
              <text:p>http://purl.org/linked-data/sdmx/2009/dimension#refArea=http://www.gemeentegeschiedenis.nl/amco/10706</text:p>
            </office:annotation>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ENENDAAL.</text:p>
            <office:annotation>
              <text:p>http://purl.org/linked-data/sdmx/2009/dimension#refArea=http://www.gemeentegeschiedenis.nl/amco/11052</text:p>
            </office:annotation>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Sluis</text:p>
            <office:annotation>
              <text:p>http://purl.org/linked-data/sdmx/2009/dimension#refArea=http://www.gemeentegeschiedenis.nl/amco/10895</text:p>
            </office:annotation>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RKHOVEN.</text:p>
            <office:annotation>
              <text:p>http://purl.org/linked-data/sdmx/2009/dimension#refArea=http://www.gemeentegeschiedenis.nl/amco/11299</text:p>
            </office:annotation>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IGE LANGERAK.</text:p>
            <office:annotation>
              <text:p>http://purl.org/linked-data/sdmx/2009/dimension#refArea=http://www.gemeentegeschiedenis.nl/amco/10368</text:p>
            </office:annotation>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office:annotation>
              <text:p>http://purl.org/linked-data/sdmx/2009/dimension#refArea=http://www.gemeentegeschiedenis.nl/amco/10059</text:p>
            </office:annotation>
          </table:table-cell>
          <table:table-cell ns41:value-type="string" table:style-name="ce22" office:value-type="string">
            <text:p>Totaal</text:p>
            <office:annotation>
              <text:p>http://lod.cedar-project.nl/vocab/cedar#isTotal=1</text:p>
            </office:annotation>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3">
          <table:table-cell ns41:value-type="string" table:style-name="ce2" office:value-type="string">
            <text:p>Editregel</text:p>
          </table:table-cell>
          <table:table-cell ns41:value-type="string" table:style-name="ce56" office:value-type="string">
            <text:p>Deel telling</text:p>
          </table:table-cell>
          <table:table-cell ns41:value-type="string" table:style-name="ce56" office:value-type="string">
            <text:p>Rolnummer</text:p>
          </table:table-cell>
          <table:table-cell ns41:value-type="string" table:style-name="ce56" office:value-type="string">
            <text:p>Noten en opmerkingen</text:p>
          </table:table-cell>
          <table:table-cell table:style-name="ce56" table:number-columns-repeated="8">
            <office:annotation>
              <text:p>http://purl.org/linked-data/sdmx/2009/dimension#refArea=http://www.gemeentegeschiedenis.nl/amco/11170</text:p>
            </office:annotation>
            <office:annotation>
              <text:p>http://lod.cedar-project.nl/vocab/cedar#houseType=http://lod.cedar-project.nl/vocab/cedar#house-BewoondeSchepen</text:p>
            </office:annotation>
          </table:table-cell>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506 moet zijn 566</text:p>
          </table:table-cell>
          <table:table-cell table:number-columns-repeated="1016"/>
        </table:table-row>
        <table:table-row table:style-name="ro3">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8" office:value-type="float">
            <text:p>2402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9" office:value-type="float">
            <text:p>2402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0" office:value-type="float">
            <text:p>2403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1" office:value-type="float">
            <text:p>2403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2" office:value-type="float">
            <text:p>2403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3" office:value-type="float">
            <text:p>2403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4" office:value-type="float">
            <text:p>2403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5" office:value-type="float">
            <text:p>2403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6" office:value-type="float">
            <text:p>2403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7" office:value-type="float">
            <text:p>2403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8" office:value-type="float">
            <text:p>2403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9" office:value-type="float">
            <text:p>2403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0" office:value-type="float">
            <text:p>2404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1" office:value-type="float">
            <text:p>2404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2" office:value-type="float">
            <text:p>2404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3" office:value-type="float">
            <text:p>2404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4" office:value-type="float">
            <text:p>2404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5" office:value-type="float">
            <text:p>2404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6" office:value-type="float">
            <text:p>2404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7" office:value-type="float">
            <text:p>2404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8" office:value-type="float">
            <text:p>2404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9" office:value-type="float">
            <text:p>2404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0" office:value-type="float">
            <text:p>2405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1" office:value-type="float">
            <text:p>2405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2" office:value-type="float">
            <text:p>2405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3" office:value-type="float">
            <text:p>2405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ns41:value-type="string" table:style-name="TL_20_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54" office:value-type="float">
            <text:p>2405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5" office:value-type="float">
            <text:p>2405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6" office:value-type="float">
            <text:p>2405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7" office:value-type="float">
            <text:p>2405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8" office:value-type="float">
            <text:p>2405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9" office:value-type="float">
            <text:p>2405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0" office:value-type="float">
            <text:p>2406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1" office:value-type="float">
            <text:p>2406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1: 12 moet zijn 11</text:p>
          </table:table-cell>
          <table:table-cell table:number-columns-repeated="1016"/>
        </table:table-row>
        <table:table-row table:style-name="ro3">
          <table:table-cell ns41:value-type="float" table:style-name="ce53" office:value="24062" office:value-type="float">
            <text:p>2406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3" office:value-type="float">
            <text:p>2406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4" office:value-type="float">
            <text:p>2406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5" office:value-type="float">
            <text:p>2406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6" office:value-type="float">
            <text:p>2406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7" office:value-type="float">
            <text:p>2406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12 moet zijn 11</text:p>
          </table:table-cell>
          <table:table-cell table:number-columns-repeated="1016"/>
        </table:table-row>
        <table:table-row table:style-name="ro3">
          <table:table-cell ns41:value-type="float" table:style-name="ce53" office:value="24068" office:value-type="float">
            <text:p>2406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9" office:value-type="float">
            <text:p>2406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3">
          <table:table-cell ns41:value-type="float" table:style-name="ce53" office:value="24070" office:value-type="float">
            <text:p>2407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1" office:value-type="float">
            <text:p>2407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2" office:value-type="float">
            <text:p>2407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3" office:value-type="float">
            <text:p>2407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4" office:value-type="float">
            <text:p>2407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5" office:value-type="float">
            <text:p>2407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6" office:value-type="float">
            <text:p>2407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1:value-type="float" table:style-name="ce53" office:value="24077" office:value-type="float">
            <text:p>2407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8" office:value-type="float">
            <text:p>2407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9" office:value-type="float">
            <text:p>2407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0" office:value-type="float">
            <text:p>2408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1" office:value-type="float">
            <text:p>2408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2" office:value-type="float">
            <text:p>2408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3" office:value-type="float">
            <text:p>2408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4" office:value-type="float">
            <text:p>24084</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ns41:value-type="string" table:style-name="TL_20_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85" office:value-type="float">
            <text:p>24085</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6" office:value-type="float">
            <text:p>24086</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7" office:value-type="float">
            <text:p>24087</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8" office:value-type="float">
            <text:p>24088</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9" office:value-type="float">
            <text:p>2408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0" office:value-type="float">
            <text:p>2409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1" office:value-type="float">
            <text:p>2409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2" office:value-type="float">
            <text:p>2409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3" office:value-type="float">
            <text:p>2409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4" office:value-type="float">
            <text:p>24094</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2 moet zijn 0; k62: 0 moet zijn 2.</text:p>
          </table:table-cell>
          <table:table-cell table:number-columns-repeated="1016"/>
        </table:table-row>
        <table:table-row table:style-name="ro3">
          <table:table-cell ns41:value-type="float" table:style-name="ce53" office:value="24095" office:value-type="float">
            <text:p>24095</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6" office:value-type="float">
            <text:p>24096</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7" office:value-type="float">
            <text:p>24097</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8" office:value-type="float">
            <text:p>24098</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9" office:value-type="float">
            <text:p>24099</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0" office:value-type="float">
            <text:p>24100</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1" office:value-type="float">
            <text:p>24101</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2" office:value-type="float">
            <text:p>24102</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3" office:value-type="float">
            <text:p>24103</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4" office:value-type="float">
            <text:p>24104</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5" office:value-type="float">
            <text:p>24105</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6" office:value-type="float">
            <text:p>24106</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7" office:value-type="float">
            <text:p>24107</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8" office:value-type="float">
            <text:p>24108</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9" office:value-type="float">
            <text:p>24109</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0" office:value-type="float">
            <text:p>24110</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1" office:value-type="float">
            <text:p>24111</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3: 0 moet zijn 1</text:p>
          </table:table-cell>
          <table:table-cell table:number-columns-repeated="1016"/>
        </table:table-row>
        <table:table-row table:style-name="ro3">
          <table:table-cell ns41:value-type="float" table:style-name="ce53" office:value="24112" office:value-type="float">
            <text:p>24112</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3" office:value-type="float">
            <text:p>24113</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4" office:value-type="float">
            <text:p>24114</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5" office:value-type="float">
            <text:p>24115</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6" office:value-type="float">
            <text:p>24116</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7" office:value-type="float">
            <text:p>24117</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8" office:value-type="float">
            <text:p>24118</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9" office:value-type="float">
            <text:p>24119</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0" office:value-type="float">
            <text:p>24120</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1" office:value-type="float">
            <text:p>24121</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2" office:value-type="float">
            <text:p>24122</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3" office:value-type="float">
            <text:p>24123</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4" office:value-type="float">
            <text:p>24124</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5" office:value-type="float">
            <text:p>24125</text:p>
          </table:table-cell>
          <table:table-cell ns41:value-type="string" table:style-name="ce9" office:value-type="string">
            <text:p>Ut-1edl</text:p>
            <office:annotation>
              <text:p>http://purl.org/linked-data/sdmx/2009/dimension#refArea=http://www.gemeentegeschiedenis.nl/amco/1071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6" office:value-type="float">
            <text:p>24126</text:p>
          </table:table-cell>
          <table:table-cell ns41:value-type="string" table:style-name="ce9" office:value-type="string">
            <text:p>Ut-1edl</text:p>
            <office:annotation>
              <text:p>http://purl.org/linked-data/sdmx/2009/dimension#refArea=http://www.gemeentegeschiedenis.nl/amco/1014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7" office:value-type="float">
            <text:p>24127</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8" office:value-type="float">
            <text:p>24128</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9" office:value-type="float">
            <text:p>24129</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21 moet zijn 22.</text:p>
          </table:table-cell>
          <table:table-cell table:number-columns-repeated="1016"/>
        </table:table-row>
        <table:table-row table:style-name="ro3">
          <table:table-cell ns41:value-type="float" table:style-name="ce53" office:value="24130" office:value-type="float">
            <text:p>24130</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1" office:value-type="float">
            <text:p>24131</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2" office:value-type="float">
            <text:p>24132</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3" office:value-type="float">
            <text:p>24133</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 917 moet zijn 947</text:p>
          </table:table-cell>
          <table:table-cell table:number-columns-repeated="1016"/>
        </table:table-row>
        <table:table-row table:style-name="ro3">
          <table:table-cell ns41:value-type="float" table:style-name="ce53" office:value="24134" office:value-type="float">
            <text:p>24134</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5" office:value-type="float">
            <text:p>24135</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6" office:value-type="float">
            <text:p>24136</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7" office:value-type="float">
            <text:p>24137</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8" office:value-type="float">
            <text:p>24138</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9" office:value-type="float">
            <text:p>24139</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1:value-type="float" table:style-name="ce53" office:value="24140" office:value-type="float">
            <text:p>24140</text:p>
          </table:table-cell>
          <table:table-cell ns41:value-type="string" table:style-name="ce9" office:value-type="string">
            <text:p>Ut-1edl</text:p>
            <office:annotation>
              <text:p>http://purl.org/linked-data/sdmx/2009/dimension#refArea=http://www.gemeentegeschiedenis.nl/amco/1133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4" office:value-type="float">
            <text:p>24144</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5" office:value-type="float">
            <text:p>24145</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6" office:value-type="float">
            <text:p>24146</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7" office:value-type="float">
            <text:p>24147</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8" office:value-type="float">
            <text:p>24148</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9" office:value-type="float">
            <text:p>24149</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0" office:value-type="float">
            <text:p>24150</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1" office:value-type="float">
            <text:p>24151</text:p>
          </table:table-cell>
          <table:table-cell ns41:value-type="string" table:style-name="ce9" office:value-type="string">
            <text:p>Ut-1edl</text:p>
            <office:annotation>
              <text:p>http://purl.org/linked-data/sdmx/2009/dimension#refArea=http://www.gemeentegeschiedenis.nl/amco/1082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2" office:value-type="float">
            <text:p>24152</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3" office:value-type="float">
            <text:p>24153</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4" office:value-type="float">
            <text:p>24154</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5" office:value-type="float">
            <text:p>24155</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6" office:value-type="float">
            <text:p>24156</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ns41:value-type="string" table:style-name="TL_20_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157" office:value-type="float">
            <text:p>24157</text:p>
          </table:table-cell>
          <table:table-cell ns41:value-type="string" table:style-name="ce9" office:value-type="string">
            <text:p>Ut-1edl</text:p>
            <office:annotation>
              <text:p>http://purl.org/linked-data/sdmx/2009/dimension#refArea=http://www.gemeentegeschiedenis.nl/amco/1127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8" office:value-type="float">
            <text:p>24158</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9" office:value-type="float">
            <text:p>24159</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0" office:value-type="float">
            <text:p>24160</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1:value-type="float" table:style-name="ce53" office:value="24161" office:value-type="float">
            <text:p>24161</text:p>
          </table:table-cell>
          <table:table-cell ns41:value-type="string" table:style-name="ce9" office:value-type="string">
            <text:p>Ut-1edl</text:p>
            <office:annotation>
              <text:p>http://purl.org/linked-data/sdmx/2009/dimension#refArea=http://www.gemeentegeschiedenis.nl/amco/1116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1:value-type="float" table:style-name="ce53" office:value="24162" office:value-type="float">
            <text:p>24162</text:p>
          </table:table-cell>
          <table:table-cell ns41:value-type="string" table:style-name="ce9" office:value-type="string">
            <text:p>Ut-1edl</text:p>
            <office:annotation>
              <text:p>http://purl.org/linked-data/sdmx/2009/dimension#refArea=http://www.gemeentegeschiedenis.nl/amco/1021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1:value-type="float" table:style-name="ce53" office:value="24163" office:value-type="float">
            <text:p>24163</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4" office:value-type="float">
            <text:p>24164</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5" office:value-type="float">
            <text:p>24165</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6" office:value-type="float">
            <text:p>24166</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7" office:value-type="float">
            <text:p>24167</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8" office:value-type="float">
            <text:p>24168</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9" office:value-type="float">
            <text:p>24169</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0" office:value-type="float">
            <text:p>24170</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1" office:value-type="float">
            <text:p>24171</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2" office:value-type="float">
            <text:p>24172</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3" office:value-type="float">
            <text:p>24173</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4" office:value-type="float">
            <text:p>24174</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5" office:value-type="float">
            <text:p>24175</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6" office:value-type="float">
            <text:p>24176</text:p>
          </table:table-cell>
          <table:table-cell ns41:value-type="string" table:style-name="ce9" office:value-type="string">
            <text:p>Ut-1edl</text:p>
            <office:annotation>
              <text:p>http://purl.org/linked-data/sdmx/2009/dimension#refArea=http://www.gemeentegeschiedenis.nl/amco/1133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7" office:value-type="float">
            <text:p>24177</text:p>
          </table:table-cell>
          <table:table-cell ns41:value-type="string" table:style-name="ce9" office:value-type="string">
            <text:p>Ut-1edl</text:p>
            <office:annotation>
              <text:p>http://purl.org/linked-data/sdmx/2009/dimension#refArea=http://www.gemeentegeschiedenis.nl/amco/10882</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8" office:value-type="float">
            <text:p>24178</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9" office:value-type="float">
            <text:p>24179</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0" office:value-type="float">
            <text:p>24180</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1" office:value-type="float">
            <text:p>24181</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1:value-type="float" table:style-name="ce53" office:value="24182" office:value-type="float">
            <text:p>24182</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3" office:value-type="float">
            <text:p>24183</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4" office:value-type="float">
            <text:p>24184</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5" office:value-type="float">
            <text:p>24185</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6" office:value-type="float">
            <text:p>24186</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string" table:style-name="ce53" office:value-type="string">
            <text:p>24186A</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ce58" table:number-columns-repeated="4"/>
          <table:table-cell ns41:value-type="string" table:style-name="ce60" office:value-type="string">
            <text:p>Hele regel vergeten</text:p>
          </table:table-cell>
          <table:table-cell table:style-name="ce58" table:number-columns-repeated="4"/>
          <table:table-cell table:number-columns-repeated="1012"/>
        </table:table-row>
        <table:table-row table:style-name="ro3">
          <table:table-cell ns41:value-type="float" table:style-name="ce53" office:value="24187" office:value-type="float">
            <text:p>24187</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8" office:value-type="float">
            <text:p>24188</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9" office:value-type="float">
            <text:p>2418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0" office:value-type="float">
            <text:p>2419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1" office:value-type="float">
            <text:p>2419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2" office:value-type="float">
            <text:p>2419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3" office:value-type="float">
            <text:p>2419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4" office:value-type="float">
            <text:p>2419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5" office:value-type="float">
            <text:p>2419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6" office:value-type="float">
            <text:p>2419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7" office:value-type="float">
            <text:p>24197</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8" office:value-type="float">
            <text:p>24198</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9" office:value-type="float">
            <text:p>2419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0" office:value-type="float">
            <text:p>2420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1" office:value-type="float">
            <text:p>2420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2" office:value-type="float">
            <text:p>2420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3" office:value-type="float">
            <text:p>2420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1:value-type="float" table:style-name="ce53" office:value="24204" office:value-type="float">
            <text:p>2420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5" office:value-type="float">
            <text:p>2420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4: 0 moet zijn 2</text:p>
          </table:table-cell>
          <table:table-cell table:number-columns-repeated="1016"/>
        </table:table-row>
        <table:table-row table:style-name="ro3">
          <table:table-cell ns41:value-type="float" table:style-name="ce53" office:value="24206" office:value-type="float">
            <text:p>2420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7" office:value-type="float">
            <text:p>24207</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8" office:value-type="float">
            <text:p>24208</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9" office:value-type="float">
            <text:p>24209</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0" office:value-type="float">
            <text:p>24210</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3: 0 moet zijn 2</text:p>
          </table:table-cell>
          <table:table-cell table:number-columns-repeated="1016"/>
        </table:table-row>
        <table:table-row table:style-name="ro3">
          <table:table-cell ns41:value-type="float" table:style-name="ce53" office:value="24211" office:value-type="float">
            <text:p>24211</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2" office:value-type="float">
            <text:p>24212</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3" office:value-type="float">
            <text:p>24213</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4" office:value-type="float">
            <text:p>24214</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5" office:value-type="float">
            <text:p>24215</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6" office:value-type="float">
            <text:p>24216</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7" office:value-type="float">
            <text:p>24217</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8" office:value-type="float">
            <text:p>24218</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9" office:value-type="float">
            <text:p>24219</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0" office:value-type="float">
            <text:p>24220</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1" office:value-type="float">
            <text:p>24221</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2" office:value-type="float">
            <text:p>24222</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223" office:value-type="float">
            <text:p>24223</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4" office:value-type="float">
            <text:p>24224</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5" office:value-type="float">
            <text:p>24225</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6" office:value-type="float">
            <text:p>24226</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6: 0 moet zijn 1</text:p>
          </table:table-cell>
          <table:table-cell table:number-columns-repeated="1016"/>
        </table:table-row>
        <table:table-row table:style-name="ro3">
          <table:table-cell ns41:value-type="float" table:style-name="ce53" office:value="24227" office:value-type="float">
            <text:p>24227</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8" office:value-type="float">
            <text:p>24228</text:p>
          </table:table-cell>
          <table:table-cell ns41:value-type="string" table:style-name="ce9" office:value-type="string">
            <text:p>Ut-1edl</text:p>
            <office:annotation>
              <text:p>http://purl.org/linked-data/sdmx/2009/dimension#refArea=http://www.gemeentegeschiedenis.nl/amco/1055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9" office:value-type="float">
            <text:p>24229</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0" office:value-type="float">
            <text:p>24230</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1" office:value-type="float">
            <text:p>24231</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2" office:value-type="float">
            <text:p>24232</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3" office:value-type="float">
            <text:p>24233</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4" office:value-type="float">
            <text:p>24234</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5" office:value-type="float">
            <text:p>24235</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0: 3 moet zijn 2</text:p>
          </table:table-cell>
          <table:table-cell table:number-columns-repeated="1016"/>
        </table:table-row>
        <table:table-row table:style-name="ro3">
          <table:table-cell ns41:value-type="float" table:style-name="ce53" office:value="24236" office:value-type="float">
            <text:p>24236</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7" office:value-type="float">
            <text:p>24237</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8" office:value-type="float">
            <text:p>24238</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9" office:value-type="float">
            <text:p>24239</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0" office:value-type="float">
            <text:p>24240</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1" office:value-type="float">
            <text:p>24241</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2" office:value-type="float">
            <text:p>24242</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3" office:value-type="float">
            <text:p>24243</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 435 moet zijn 455</text:p>
          </table:table-cell>
          <table:table-cell table:number-columns-repeated="1016"/>
        </table:table-row>
        <table:table-row table:style-name="ro3">
          <table:table-cell ns41:value-type="float" table:style-name="ce53" office:value="24244" office:value-type="float">
            <text:p>24244</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5" office:value-type="float">
            <text:p>24245</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6" office:value-type="float">
            <text:p>24246</text:p>
          </table:table-cell>
          <table:table-cell ns41:value-type="string" table:style-name="ce9" office:value-type="string">
            <text:p>Ut-1edl</text:p>
            <office:annotation>
              <text:p>http://purl.org/linked-data/sdmx/2009/dimension#refArea=http://www.gemeentegeschiedenis.nl/amco/1097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1:value-type="float" table:style-name="ce53" office:value="24247" office:value-type="float">
            <text:p>24247</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1:value-type="float" table:style-name="ce53" office:value="24248" office:value-type="float">
            <text:p>24248</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9" office:value-type="float">
            <text:p>24249</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0" office:value-type="float">
            <text:p>24250</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1" office:value-type="float">
            <text:p>24251</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2" office:value-type="float">
            <text:p>24252</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3" office:value-type="float">
            <text:p>24253</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4" office:value-type="float">
            <text:p>24254</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5" office:value-type="float">
            <text:p>24255</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6" office:value-type="float">
            <text:p>24256</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7" office:value-type="float">
            <text:p>24257</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8" office:value-type="float">
            <text:p>24258</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9" office:value-type="float">
            <text:p>24259</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0" office:value-type="float">
            <text:p>24260</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1" office:value-type="float">
            <text:p>24261</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2" office:value-type="float">
            <text:p>24262</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3" office:value-type="float">
            <text:p>24263</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4" office:value-type="float">
            <text:p>24264</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5" office:value-type="float">
            <text:p>24265</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6" office:value-type="float">
            <text:p>24266</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7" office:value-type="float">
            <text:p>24267</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8" office:value-type="float">
            <text:p>24268</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69" office:value-type="float">
            <text:p>24269</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0" office:value-type="float">
            <text:p>24270</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1" office:value-type="float">
            <text:p>24271</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72" office:value-type="float">
            <text:p>24272</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3" office:value-type="float">
            <text:p>24273</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4" office:value-type="float">
            <text:p>24274</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9: 1 moet zijn 2</text:p>
          </table:table-cell>
          <table:table-cell table:number-columns-repeated="1016"/>
        </table:table-row>
        <table:table-row table:style-name="ro3">
          <table:table-cell ns41:value-type="float" table:style-name="ce53" office:value="24275" office:value-type="float">
            <text:p>24275</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6" office:value-type="float">
            <text:p>24276</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7" office:value-type="float">
            <text:p>24277</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8" office:value-type="float">
            <text:p>24278</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9" office:value-type="float">
            <text:p>24279</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1:value-type="float" table:style-name="ce53" office:value="24280" office:value-type="float">
            <text:p>24280</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ns41:value-type="string" table:style-name="ce59" office:value-type="string">
            <text:p>(1) Hieronder eene kostschool met drie kostleerlingen van het mannelijk geslacht</text:p>
          </table:table-cell>
          <table:table-cell ns41:value-type="string" table:style-name="ce9" office:value-type="string">
            <text:p>x</text:p>
          </table:table-cell>
          <table:table-cell table:style-name="TL_20_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3">
          <table:table-cell ns41:value-type="float" table:style-name="ce53" office:value="24281" office:value-type="float">
            <text:p>24281</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2" office:value-type="float">
            <text:p>24282</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3" office:value-type="float">
            <text:p>24283</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4" office:value-type="float">
            <text:p>24284</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5" office:value-type="float">
            <text:p>24285</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6" office:value-type="float">
            <text:p>24286</text:p>
          </table:table-cell>
          <table:table-cell ns41:value-type="string" table:style-name="ce9" office:value-type="string">
            <text:p>Ut-1edl</text:p>
            <office:annotation>
              <text:p>http://purl.org/linked-data/sdmx/2009/dimension#refArea=http://www.gemeentegeschiedenis.nl/amco/10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8: 8 moet zijn 3</text:p>
          </table:table-cell>
          <table:table-cell table:number-columns-repeated="1016"/>
        </table:table-row>
        <table:table-row table:style-name="ro3">
          <table:table-cell ns41:value-type="float" table:style-name="ce53" office:value="24295" office:value-type="float">
            <text:p>24295</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6" office:value-type="float">
            <text:p>24296</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7" office:value-type="float">
            <text:p>24297</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8" office:value-type="float">
            <text:p>24298</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ns41:value-type="string" table:style-name="TL_20_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_20_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3">
          <table:table-cell ns41:value-type="float" table:style-name="ce53" office:value="24299" office:value-type="float">
            <text:p>24299</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0" office:value-type="float">
            <text:p>24300</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1" office:value-type="float">
            <text:p>24301</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2" office:value-type="float">
            <text:p>24302</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3" office:value-type="float">
            <text:p>24303</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4" office:value-type="float">
            <text:p>24304</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5" office:value-type="float">
            <text:p>24305</text:p>
          </table:table-cell>
          <table:table-cell ns41:value-type="string" table:style-name="ce9" office:value-type="string">
            <text:p>Ut-1edl</text:p>
            <office:annotation>
              <text:p>http://purl.org/linked-data/sdmx/2009/dimension#refArea=http://www.gemeentegeschiedenis.nl/amco/10160</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1:value-type="float" table:style-name="ce53" office:value="24306" office:value-type="float">
            <text:p>24306</text:p>
          </table:table-cell>
          <table:table-cell ns41:value-type="string" table:style-name="ce9" office:value-type="string">
            <text:p>Ut-1edl</text:p>
            <office:annotation>
              <text:p>http://purl.org/linked-data/sdmx/2009/dimension#refArea=http://www.gemeentegeschiedenis.nl/amco/1100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7" office:value-type="float">
            <text:p>24307</text:p>
          </table:table-cell>
          <table:table-cell ns41:value-type="string" table:style-name="ce9" office:value-type="string">
            <text:p>Ut-1edl</text:p>
            <office:annotation>
              <text:p>http://purl.org/linked-data/sdmx/2009/dimension#refArea=http://www.gemeentegeschiedenis.nl/amco/1011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8" office:value-type="float">
            <text:p>24308</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9" office:value-type="float">
            <text:p>24309</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0" office:value-type="float">
            <text:p>24310</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1" office:value-type="float">
            <text:p>24311</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2" office:value-type="float">
            <text:p>24312</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3" office:value-type="float">
            <text:p>24313</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4" office:value-type="float">
            <text:p>24314</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5" office:value-type="float">
            <text:p>24315</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6" office:value-type="float">
            <text:p>24316</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7" office:value-type="float">
            <text:p>24317</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8" office:value-type="float">
            <text:p>24318</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284 moet zijn 184</text:p>
          </table:table-cell>
          <table:table-cell table:number-columns-repeated="1016"/>
        </table:table-row>
        <table:table-row table:style-name="ro3">
          <table:table-cell ns41:value-type="float" table:style-name="ce53" office:value="24319" office:value-type="float">
            <text:p>24319</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0" office:value-type="float">
            <text:p>24320</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1" office:value-type="float">
            <text:p>24321</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2" office:value-type="float">
            <text:p>24322</text:p>
          </table:table-cell>
          <table:table-cell ns41:value-type="string" table:style-name="ce9" office:value-type="string">
            <text:p>Ut-1edl</text:p>
            <office:annotation>
              <text:p>http://purl.org/linked-data/sdmx/2009/dimension#refArea=http://www.gemeentegeschiedenis.nl/amco/1001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3" office:value-type="float">
            <text:p>24323</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4" office:value-type="float">
            <text:p>24324</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5" office:value-type="float">
            <text:p>24325</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6" office:value-type="float">
            <text:p>24326</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7" office:value-type="float">
            <text:p>24327</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8" office:value-type="float">
            <text:p>24328</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9" office:value-type="float">
            <text:p>24329</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0" office:value-type="float">
            <text:p>24330</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1" office:value-type="float">
            <text:p>24331</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3">
          <table:table-cell ns41:value-type="float" table:style-name="ce53" office:value="24332" office:value-type="float">
            <text:p>24332</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3" office:value-type="float">
            <text:p>24333</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4" office:value-type="float">
            <text:p>24334</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5" office:value-type="float">
            <text:p>24335</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7: 46 moet zijn 48.</text:p>
          </table:table-cell>
          <table:table-cell table:number-columns-repeated="1016"/>
        </table:table-row>
        <table:table-row table:style-name="ro3">
          <table:table-cell ns41:value-type="float" table:style-name="ce53" office:value="24336" office:value-type="float">
            <text:p>24336</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7" office:value-type="float">
            <text:p>24337</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8" office:value-type="float">
            <text:p>24338</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9" office:value-type="float">
            <text:p>24339</text:p>
          </table:table-cell>
          <table:table-cell ns41:value-type="string" table:style-name="ce9" office:value-type="string">
            <text:p>Ut-1edl</text:p>
            <office:annotation>
              <text:p>http://purl.org/linked-data/sdmx/2009/dimension#refArea=http://www.gemeentegeschiedenis.nl/amco/1061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0" office:value-type="float">
            <text:p>24340</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1" office:value-type="float">
            <text:p>24341</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2" office:value-type="float">
            <text:p>24342</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3" office:value-type="float">
            <text:p>24343</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4" office:value-type="float">
            <text:p>24344</text:p>
          </table:table-cell>
          <table:table-cell ns41:value-type="string" table:style-name="ce9" office:value-type="string">
            <text:p>Ut-1edl</text:p>
            <office:annotation>
              <text:p>http://purl.org/linked-data/sdmx/2009/dimension#refArea=http://www.gemeentegeschiedenis.nl/amco/1109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5" office:value-type="float">
            <text:p>24345</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6" office:value-type="float">
            <text:p>24346</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7" office:value-type="float">
            <text:p>24347</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8" office:value-type="float">
            <text:p>24348</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9" office:value-type="float">
            <text:p>24349</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0" office:value-type="float">
            <text:p>24350</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1" office:value-type="float">
            <text:p>24351</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2" office:value-type="float">
            <text:p>24352</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3" office:value-type="float">
            <text:p>24353</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354" office:value-type="float">
            <text:p>24354</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5" office:value-type="float">
            <text:p>24355</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6" office:value-type="float">
            <text:p>24356</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7" office:value-type="float">
            <text:p>24357</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Sterren moet zijn Sterken</text:p>
          </table:table-cell>
          <table:table-cell table:number-columns-repeated="1016"/>
        </table:table-row>
        <table:table-row table:style-name="ro3">
          <table:table-cell ns41:value-type="float" table:style-name="ce53" office:value="24358" office:value-type="float">
            <text:p>24358</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9" office:value-type="float">
            <text:p>24359</text:p>
          </table:table-cell>
          <table:table-cell ns41:value-type="string" table:style-name="ce9" office:value-type="string">
            <text:p>Ut-1edl</text:p>
            <office:annotation>
              <text:p>http://purl.org/linked-data/sdmx/2009/dimension#refArea=http://www.gemeentegeschiedenis.nl/amco/10697</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0" office:value-type="float">
            <text:p>24360</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1" office:value-type="float">
            <text:p>24361</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2" office:value-type="float">
            <text:p>24362</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ekop moet zijn Teckop.</text:p>
          </table:table-cell>
          <table:table-cell table:number-columns-repeated="1016"/>
        </table:table-row>
        <table:table-row table:style-name="ro3">
          <table:table-cell ns41:value-type="float" table:style-name="ce53" office:value="24363" office:value-type="float">
            <text:p>24363</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2: 46 moet zijn 16</text:p>
          </table:table-cell>
          <table:table-cell table:number-columns-repeated="1016"/>
        </table:table-row>
        <table:table-row table:style-name="ro3">
          <table:table-cell ns41:value-type="float" table:style-name="ce53" office:value="24364" office:value-type="float">
            <text:p>24364</text:p>
          </table:table-cell>
          <table:table-cell ns41:value-type="string" table:style-name="ce9" office:value-type="string">
            <text:p>Ut-1edl</text:p>
            <office:annotation>
              <text:p>http://purl.org/linked-data/sdmx/2009/dimension#refArea=http://www.gemeentegeschiedenis.nl/amco/10499</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5" office:value-type="float">
            <text:p>24365</text:p>
          </table:table-cell>
          <table:table-cell ns41:value-type="string" table:style-name="ce9" office:value-type="string">
            <text:p>Ut-1edl</text:p>
            <office:annotation>
              <text:p>http://purl.org/linked-data/sdmx/2009/dimension#refArea=http://www.gemeentegeschiedenis.nl/amco/10706</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6" office:value-type="float">
            <text:p>24366</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7" office:value-type="float">
            <text:p>24367</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8" office:value-type="float">
            <text:p>24368</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9" office:value-type="float">
            <text:p>24369</text:p>
          </table:table-cell>
          <table:table-cell ns41:value-type="string" table:style-name="ce9" office:value-type="string">
            <text:p>Ut-1edl</text:p>
            <office:annotation>
              <text:p>http://purl.org/linked-data/sdmx/2009/dimension#refArea=http://www.gemeentegeschiedenis.nl/amco/1105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0" office:value-type="float">
            <text:p>24370</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1" office:value-type="float">
            <text:p>24371</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2" office:value-type="float">
            <text:p>24372</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3" office:value-type="float">
            <text:p>24373</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4" office:value-type="float">
            <text:p>24374</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5" office:value-type="float">
            <text:p>24375</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1:value-type="float" table:style-name="ce53" office:value="24376" office:value-type="float">
            <text:p>24376</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1:value-type="float" table:style-name="ce53" office:value="24377" office:value-type="float">
            <text:p>24377</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378" office:value-type="float">
            <text:p>24378</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9" office:value-type="float">
            <text:p>24379</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0" office:value-type="float">
            <text:p>24380</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1" office:value-type="float">
            <text:p>24381</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2" office:value-type="float">
            <text:p>24382</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3" office:value-type="float">
            <text:p>24383</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4" office:value-type="float">
            <text:p>24384</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5" office:value-type="float">
            <text:p>24385</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6" office:value-type="float">
            <text:p>24386</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7" office:value-type="float">
            <text:p>24387</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1:value-type="float" table:style-name="ce53" office:value="24388" office:value-type="float">
            <text:p>24388</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purl.org/linked-data/sdmx/2009/dimension#refArea=http://www.gemeentegeschiedenis.nl/amco/10895</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9" office:value-type="float">
            <text:p>24389</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0" office:value-type="float">
            <text:p>24390</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1" office:value-type="float">
            <text:p>24391</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2" office:value-type="float">
            <text:p>24392</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3" office:value-type="float">
            <text:p>24393</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4" office:value-type="float">
            <text:p>24394</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5" office:value-type="float">
            <text:p>24395</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6" office:value-type="float">
            <text:p>24396</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7" office:value-type="float">
            <text:p>24397</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8" office:value-type="float">
            <text:p>24398</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9" office:value-type="float">
            <text:p>24399</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3" office:value-type="float">
            <text:p>24403</text:p>
          </table:table-cell>
          <table:table-cell ns41:value-type="string" table:style-name="ce9" office:value-type="string">
            <text:p>Ut-1edl</text:p>
            <office:annotation>
              <text:p>http://purl.org/linked-data/sdmx/2009/dimension#refArea=http://www.gemeentegeschiedenis.nl/amco/11299</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4" office:value-type="float">
            <text:p>24404</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5" office:value-type="float">
            <text:p>24405</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6" office:value-type="float">
            <text:p>24406</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7" office:value-type="float">
            <text:p>24407</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8" office:value-type="float">
            <text:p>24408</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9" office:value-type="float">
            <text:p>24409</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0" office:value-type="float">
            <text:p>24410</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1" office:value-type="float">
            <text:p>24411</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Langenak moet zijn Langerak</text:p>
          </table:table-cell>
          <table:table-cell table:number-columns-repeated="1016"/>
        </table:table-row>
        <table:table-row table:style-name="ro3">
          <table:table-cell ns41:value-type="float" table:style-name="ce53" office:value="24412" office:value-type="float">
            <text:p>24412</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3" office:value-type="float">
            <text:p>24413</text:p>
          </table:table-cell>
          <table:table-cell ns41:value-type="string" table:style-name="ce9" office:value-type="string">
            <text:p>Ut-1edl</text:p>
            <office:annotation>
              <text:p>http://purl.org/linked-data/sdmx/2009/dimension#refArea=http://www.gemeentegeschiedenis.nl/amco/1036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4" office:value-type="float">
            <text:p>24414</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5" office:value-type="float">
            <text:p>24415</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6" office:value-type="float">
            <text:p>24416</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7" office:value-type="float">
            <text:p>24417</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8" office:value-type="float">
            <text:p>24418</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 54 moet zijn 51.</text:p>
          </table:table-cell>
          <table:table-cell table:number-columns-repeated="1016"/>
        </table:table-row>
        <table:table-row table:style-name="ro3">
          <table:table-cell ns41:value-type="float" table:style-name="ce53" office:value="24419" office:value-type="float">
            <text:p>24419</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0" office:value-type="float">
            <text:p>24420</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1" office:value-type="float">
            <text:p>24421</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2" office:value-type="float">
            <text:p>24422</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3" office:value-type="float">
            <text:p>24423</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3: 0 moet zijn 1</text:p>
          </table:table-cell>
          <table:table-cell table:number-columns-repeated="1016"/>
        </table:table-row>
        <table:table-row table:style-name="ro3">
          <table:table-cell ns41:value-type="float" table:style-name="ce53" office:value="24424" office:value-type="float">
            <text:p>24424</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1:value-type="float" table:style-name="ce53" office:value="24425" office:value-type="float">
            <text:p>24425</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6" office:value-type="float">
            <text:p>24426</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7" office:value-type="float">
            <text:p>24427</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8" office:value-type="float">
            <text:p>24428</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9" office:value-type="float">
            <text:p>24429</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0" office:value-type="float">
            <text:p>24430</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1" office:value-type="float">
            <text:p>24431</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2" office:value-type="float">
            <text:p>24432</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3" office:value-type="float">
            <text:p>24433</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4" office:value-type="float">
            <text:p>24434</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5" office:value-type="float">
            <text:p>24435</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6" office:value-type="float">
            <text:p>24436</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7" office:value-type="float">
            <text:p>24437</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8" office:value-type="float">
            <text:p>24438</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9" office:value-type="float">
            <text:p>24439</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440" office:value-type="float">
            <text:p>24440</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1" office:value-type="float">
            <text:p>24441</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2" office:value-type="float">
            <text:p>24442</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3" office:value-type="float">
            <text:p>24443</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4" office:value-type="float">
            <text:p>24444</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5" office:value-type="float">
            <text:p>24445</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6" office:value-type="float">
            <text:p>24446</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7" office:value-type="float">
            <text:p>24447</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8" office:value-type="float">
            <text:p>24448</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